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T1" style:family="text">
      <style:text-properties fo:color="#222222" fo:background-color="#ffffff"/>
    </style:style>
    <style:style style:name="T2" style:family="text">
      <style:text-properties fo:color="#222222" style:text-underline-style="none" fo:background-color="#ffffff"/>
    </style:style>
    <style:style style:name="T3" style:family="text">
      <style:text-properties fo:color="#222222" fo:font-weight="bold" style:font-weight-asian="bold" fo:background-color="#ffffff"/>
    </style:style>
    <style:style style:name="T4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ПРЕТХОДНИ И СЛЕДЕЋИ ДАТУМ</text:p>
            <text:p text:style-name="P5"/>
            <text:p text:style-name="P5">Република Српска 2014.</text:p>
            <text:p text:style-name="P5">Регионално такмичење из информатике за средње школе</text:p>
            <text:p text:style-name="P5">(1. задатак) </text:p>
          </table:table-cell>
          <table:table-cell table:style-name="Table1.A1" office:value-type="string">
            <text:p text:style-name="P5">30 бодова</text:p>
          </table:table-cell>
        </table:table-row>
      </table:table>
      <text:p text:style-name="P1"><text:soft-page-break/></text:p>
      <text:p text:style-name="P1"><text:span text:style-name="T1">Дат је датум у облику “дд мм гггг”. Потребно је исписати претходни и следећи датум. Да би нека година била преступна мора бити дјељива са 4. Међутим, од оних година које су дјељиве са 4, године које су дјељиве са 100 а нису са 400 нису преступне. На примјер, 1900. није била преступна док је 2000. година била преступна. У преступној години мјесец фебруар има 29 дана док у осталим годинама има 28.</text:span></text:p>
      <text:p text:style-name="P2"/>
      <text:p text:style-name="P1"><text:span text:style-name="T1">Улаз:</text:span></text:p>
      <text:list xml:id="list7864688469728574996" text:style-name="WWNum2">
        <text:list-item>
          <text:p text:style-name="P6"><text:span text:style-name="T1">Свака линија улаза састоји се од три цијела броја раздвојена знаком размак који представљају дан, мјесец и годину.</text:span></text:p>
        </text:list-item>
      </text:list>
      <text:p text:style-name="P2"/>
      <text:p text:style-name="P1"><text:span text:style-name="T1">Излаз:</text:span></text:p>
      <text:list xml:id="list7745966482384949013" text:style-name="WWNum1">
        <text:list-item>
          <text:p text:style-name="P7"><text:span text:style-name="T1">Треба исписати текст облика:<text:line-break/></text:span><text:span text:style-name="T3">Датум: дд. мм. гггг. Претходни: дд. мм. гггг. Наредни: дд. мм. гггг. године.</text:span><text:span text:style-name="T1"> <text:line-break/>Или, укоико је датум на улазној линији неисправан, треба написати: <text:line-break/></text:span><text:span text:style-name="T3">Датум: дд. мм. гггг. неисправан.</text:span></text:p>
        </text:list-item>
      </text:list>
      <text:p text:style-name="P2"/>
      <text:p text:style-name="P1"><text:span text:style-name="T1">Задатак снимити под именом DATUMI</text:span></text:p>
      <text:p text:style-name="P2"/>
      <text:p text:style-name="P1"><text:span text:style-name="T4">Примјер 1:</text:span></text:p>
      <text:p text:style-name="P1"><text:span text:style-name="T5">Улаз:</text:span></text:p>
      <text:p text:style-name="P1"><text:span text:style-name="T5">&gt; 28 2 1900<text:line-break/>Излаз:</text:span></text:p>
      <text:p text:style-name="P1"><text:span text:style-name="T5">&gt; Datum: 28.2.1900. Prethodni: 27.2.1900. Naredni: 1.3.1900. god.</text:span></text:p>
      <text:p text:style-name="P3"/>
      <text:p text:style-name="P1"><text:span text:style-name="T4">Примјер 2:</text:span></text:p>
      <text:p text:style-name="P1"><text:span text:style-name="T5">Улаз:</text:span></text:p>
      <text:p text:style-name="P1"><text:span text:style-name="T5">&gt; 1 3 1900<text:line-break/>Излаз:</text:span></text:p>
      <text:p text:style-name="P1"><text:span text:style-name="T5">&gt; Datum: 1.3.1900. Prethodni: 28.2.1900. Naredni: 2.3.1900. god.</text:span></text:p>
      <text:p text:style-name="P3"/>
      <text:p text:style-name="P1"><text:span text:style-name="T4">Примјер 3:</text:span></text:p>
      <text:p text:style-name="P1"><text:span text:style-name="T5">Улаз:</text:span></text:p>
      <text:p text:style-name="P1"><text:span text:style-name="T5">&gt; 28 2 2000<text:line-break/>Излаз:</text:span></text:p>
      <text:p text:style-name="P1"><text:span text:style-name="T5">&gt; Datum: 28.2.2000. Prethodni: 27.2.2000. Naredni: 29.2.2000. god.</text:span></text:p>
      <text:p text:style-name="P3"/>
      <text:p text:style-name="P1"><text:soft-page-break/><text:span text:style-name="T4">Примјер 4:</text:span></text:p>
      <text:p text:style-name="P1"><text:span text:style-name="T5">Улаз:</text:span></text:p>
      <text:p text:style-name="P1"><text:span text:style-name="T5">&gt; 1 3 2000</text:span></text:p>
      <text:p text:style-name="P1"><text:span text:style-name="T5"><text:line-break/>Излаз:</text:span></text:p>
      <text:p text:style-name="P1"><text:span text:style-name="T5">&gt; Datum: 1.3.2000. Prethodni: 29.2.2000. Naredni: 2.3.2000. god.</text:span></text:p>
      <text:p text:style-name="P3"/>
      <text:p text:style-name="P1"><text:span text:style-name="T4">Примјер 5:</text:span></text:p>
      <text:p text:style-name="P1"><text:span text:style-name="T5">Улаз:</text:span></text:p>
      <text:p text:style-name="P1"><text:span text:style-name="T5">&gt; 29 2 2001</text:span></text:p>
      <text:p text:style-name="P1"><text:span text:style-name="T5"><text:line-break/>Излаз:</text:span></text:p>
      <text:p text:style-name="P1"><text:span text:style-name="T5">&gt; Datum: 29.2.2001. neispravan.</text:span></text:p>
      <text:p text:style-name="P3"/>
      <text:p text:style-name="P1"><text:span text:style-name="T4">Примјер 6:</text:span></text:p>
      <text:p text:style-name="P1"><text:span text:style-name="T5">Улаз:</text:span></text:p>
      <text:p text:style-name="P1"><text:span text:style-name="T5">&gt; 1 3 1900</text:span></text:p>
      <text:p text:style-name="P1"><text:span text:style-name="T5"><text:line-break/>Излаз:</text:span></text:p>
      <text:p text:style-name="P1"><text:span text:style-name="T5">&gt; Datum: 1.3.1900. Prethodni: 28.2.1900. Naredni: 2.3.1900. god.</text:span></text:p>
      <text:p text:style-name="P3"/>
      <text:p text:style-name="P1"><text:span text:style-name="T4">Примјер 7:</text:span></text:p>
      <text:p text:style-name="P1"><text:span text:style-name="T5">Улаз:</text:span></text:p>
      <text:p text:style-name="P1"><text:span text:style-name="T5">&gt; 28 2 1900</text:span></text:p>
      <text:p text:style-name="P1"><text:span text:style-name="T5"><text:line-break/>Излаз:</text:span></text:p>
      <text:p text:style-name="P1"><text:span text:style-name="T5">&gt; Datum: 28.2.1900. Prethodni: 27.2.1900. Naredni: 1.3.1900. god.</text:span></text:p>
      <text:p text:style-name="P3"/>
      <text:p text:style-name="P1"><text:span text:style-name="T4">Примјер 8:</text:span></text:p>
      <text:p text:style-name="P1"><text:span text:style-name="T5">Улаз:</text:span></text:p>
      <text:p text:style-name="P1"><text:soft-page-break/><text:span text:style-name="T5">&gt; 27 2 1900</text:span></text:p>
      <text:p text:style-name="P1"><text:span text:style-name="T5"><text:line-break/>Излаз:</text:span></text:p>
      <text:p text:style-name="P1"><text:span text:style-name="T5">&gt; Datum: 27.2.1900. Prethodni: 26.2.1900. Naredni: 28.2.1900. g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48" meta:word-count="274" meta:character-count="1631" meta:non-whitespace-character-count="1399"/>
    <meta:generator>LibreOfficeDev/5.1.0.3$Linux_X86_64 LibreOffice_project/</meta:generator>
  </office:meta>
</office:document-meta>
</file>